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SimSun" svg:font-family="SimSun"/>
    <style:font-face style:name="標楷體" svg:font-family="標楷體"/>
    <style:font-face style:name="Liberation Serif1" svg:font-family="'Liberation Serif'" style:font-family-generic="roman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39430e6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39430e6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3ffc273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30bbc7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2ecbcf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3ffc273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2630f9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273b02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27082b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275e03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281514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2a4a9a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2b3f97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2bc2ab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2bd3ee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2bf1af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2e7a05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2e9b8d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2d9e61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2df53b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2da8d0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2d77d9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2e8408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2efe5f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1e1dd4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1d9023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2f20f6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31f8e9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320e5b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2fee3f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2f88ea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300d77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3144ab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321cb2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319b7b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202202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218fc1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21d0ee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27ff5f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222221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201169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203368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210908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214066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213aea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20f445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21610b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322455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934fe8" officeooo:paragraph-rsid="42a68bc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934fe8" officeooo:paragraph-rsid="42ac4cd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18fc1a" officeooo:paragraph-rsid="4218fc1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18fc1a" officeooo:paragraph-rsid="4219958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18fc1a" officeooo:paragraph-rsid="421b4d4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199583" officeooo:paragraph-rsid="421b4d4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199583" officeooo:paragraph-rsid="423ddef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199583" officeooo:paragraph-rsid="4249d79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199583" officeooo:paragraph-rsid="4258fa4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199583" officeooo:paragraph-rsid="425f84f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199583" officeooo:paragraph-rsid="4234db0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199583" officeooo:paragraph-rsid="427ff5f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199583" officeooo:paragraph-rsid="423f7f9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199583" officeooo:paragraph-rsid="4223ea0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199583" officeooo:paragraph-rsid="4225cd5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199583" officeooo:paragraph-rsid="42281e1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199583" officeooo:paragraph-rsid="423917a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6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200364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7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22221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42003641"/>
    </style:style>
    <style:style style:name="T3" style:family="text">
      <style:text-properties style:text-underline-style="solid" style:text-underline-width="auto" style:text-underline-color="font-color" officeooo:rsid="4c43b58b"/>
    </style:style>
    <style:style style:name="T4" style:family="text">
      <style:text-properties fo:color="#333333"/>
    </style:style>
    <style:style style:name="T5" style:family="text">
      <style:text-properties officeooo:rsid="42022025"/>
    </style:style>
    <style:style style:name="T6" style:family="text">
      <style:text-properties officeooo:rsid="42022025" style:font-name-asian="Arial"/>
    </style:style>
    <style:style style:name="T7" style:family="text">
      <style:text-properties officeooo:rsid="4249d799" style:font-name-asian="Arial"/>
    </style:style>
    <style:style style:name="T8" style:family="text">
      <style:text-properties officeooo:rsid="42565199" style:font-name-asian="Arial"/>
    </style:style>
    <style:style style:name="T9" style:family="text">
      <style:text-properties officeooo:rsid="2fa2d5a6"/>
    </style:style>
    <style:style style:name="T10" style:family="text">
      <style:text-properties officeooo:rsid="4c43b58b"/>
    </style:style>
    <style:style style:name="T11" style:family="text">
      <style:text-properties officeooo:rsid="352e8af6"/>
    </style:style>
    <style:style style:name="T12" style:family="text">
      <style:text-properties style:font-name="標楷體1"/>
    </style:style>
    <style:style style:name="T13" style:family="text">
      <style:text-properties style:font-name="標楷體1" style:text-underline-style="solid" style:text-underline-width="auto" style:text-underline-color="font-color" officeooo:rsid="0880e60f"/>
    </style:style>
    <style:style style:name="T14" style:family="text">
      <style:text-properties style:font-name="標楷體1" style:font-name-asian="標楷體1"/>
    </style:style>
    <style:style style:name="T15" style:family="text">
      <style:text-properties style:font-name="標楷體1" officeooo:rsid="2a0fc235" style:font-name-asian="標楷體1"/>
    </style:style>
    <style:style style:name="T16" style:family="text">
      <style:text-properties style:font-name="標楷體1" officeooo:rsid="4257fc29"/>
    </style:style>
    <style:style style:name="T17" style:family="text">
      <style:text-properties style:font-name="標楷體1" officeooo:rsid="4258fa41"/>
    </style:style>
    <style:style style:name="T18" style:family="text">
      <style:text-properties style:font-name="標楷體1" officeooo:rsid="4258fa41" style:font-name-asian="Liberation Serif1" style:font-name-complex="Liberation Serif1"/>
    </style:style>
    <style:style style:name="T19" style:family="text">
      <style:text-properties style:font-name="標楷體1" officeooo:rsid="425f84fb"/>
    </style:style>
    <style:style style:name="T20" style:family="text">
      <style:text-properties officeooo:rsid="42fb0b19"/>
    </style:style>
    <style:style style:name="T21" style:family="text">
      <style:text-properties officeooo:rsid="4249d799"/>
    </style:style>
    <style:style style:name="T22" style:family="text">
      <style:text-properties officeooo:rsid="42565199"/>
    </style:style>
    <style:style style:name="T23" style:family="text">
      <style:text-properties officeooo:rsid="4257fc29"/>
    </style:style>
    <style:style style:name="T24" style:family="text">
      <style:text-properties officeooo:rsid="0880e60f"/>
    </style:style>
    <style:style style:name="T25" style:family="text">
      <style:text-properties officeooo:rsid="42934fe8"/>
    </style:style>
    <style:style style:name="T26" style:family="text">
      <style:text-properties officeooo:rsid="41d59a38"/>
    </style:style>
    <style:style style:name="T27" style:family="text">
      <style:text-properties officeooo:rsid="18b3759d"/>
    </style:style>
    <style:style style:name="T28" style:family="text">
      <style:text-properties fo:color="#010101"/>
    </style:style>
    <style:style style:name="T29" style:family="text">
      <style:text-properties fo:color="#010101" style:font-name="標楷體1"/>
    </style:style>
    <style:style style:name="T30" style:family="text">
      <style:text-properties fo:color="#010101" style:font-name="標楷體1" officeooo:rsid="42f88ea9"/>
    </style:style>
    <style:style style:name="T31" style:family="text">
      <style:text-properties fo:color="#010101" style:font-name="Arial" officeooo:rsid="42f88ea9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1cm" fo:margin-left="5.00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6.00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7.00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99cm" fo:text-indent="-0.998cm" fo:margin-left="7.99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99cm" fo:text-indent="-1cm" fo:margin-left="8.99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999cm" fo:text-indent="-1cm" fo:margin-left="9.999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（相關描述在　<text:span text:style-name="T1">新生之書</text:span>的 <text:span text:style-name="T1">德</text:span> 文件群）</text:p>
      <text:list xml:id="list3450687622" text:style-name="L1">
        <text:list-item>
          <text:p text:style-name="P2"><text:bookmark-start text:name="道、德"/>道、德<text:bookmark-end text:name="道、德"/></text:p>
          <text:list>
            <text:list-item>
              <text:p text:style-name="P3">道 是 中立存在<text:span text:style-name="T4">、中立個體</text:span>。</text:p>
              <text:list>
                <text:list-item>
                  <text:p text:style-name="P6">明顯例子，官方權力 是 中立存在、中立個體。</text:p>
                  <text:list>
                    <text:list-item>
                      <text:p text:style-name="P7">明顯例子，假定，政府、領導層 使用 官方權力 奴役 人民、國民群。</text:p>
                      <text:list>
                        <text:list-item>
                          <text:p text:style-name="P8">該政府、該領導層、該官方權力 是 缺德、無德、反德 存在、個體。</text:p>
                        </text:list-item>
                      </text:list>
                    </text:list-item>
                    <text:list-item>
                      <text:p text:style-name="P9">明顯例子，假定，政府、領導層 使用 官方權力 保護 人民、國民群 的 生命、財產。</text:p>
                      <text:list>
                        <text:list-item>
                          <text:p text:style-name="P10">該政府、該領導層、該官方權力 有機率是 有德存在、有德個體。</text:p>
                        </text:list-item>
                        <text:list-item>
                          <text:p text:style-name="P10">該政府、該領導層 有機率是 國民群、個體群、群體（全體）組成的 政府、領導層。</text:p>
                          <text:list>
                            <text:list-item>
                              <text:p text:style-name="P10">領導層、國民群 沒有（明確的）分界線。</text:p>
                            </text:list-item>
                            <text:list-item>
                              <text:p text:style-name="P10">明顯例子，某一特定個體 既是 官員、領導層，也是 人民、國民群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6">明顯例子，超能力 是 中立存在、中立個體。</text:p>
                  <text:list>
                    <text:list-item>
                      <text:p text:style-name="P7">明顯例子，假定，超能力者 使用 超能力 霸凌 其他個體。</text:p>
                      <text:list>
                        <text:list-item>
                          <text:p text:style-name="P7">該超能力者、該超能力 是 缺德、無德、反德 的 存在、個體。</text:p>
                        </text:list-item>
                      </text:list>
                    </text:list-item>
                    <text:list-item>
                      <text:p text:style-name="P11">明顯例子，假定，超能力者 傳承 超能力 給（<text:span text:style-name="T10">有愛心、有好品德</text:span> 的）某一特定個體。</text:p>
                      <text:list>
                        <text:list-item>
                          <text:p text:style-name="P10">該超能力者、該超能力 有機率是 有德存在、有德個體。</text:p>
                        </text:list-item>
                      </text:list>
                    </text:list-item>
                    <text:list-item>
                      <text:p text:style-name="P11">明顯例子，假定，超能力者 傳承 超能力 給（沒<text:span text:style-name="T10">有愛心、</text:span>沒<text:span text:style-name="T10">有好品德</text:span> 的）某一特定個體。</text:p>
                      <text:list>
                        <text:list-item>
                          <text:p text:style-name="P11">假定，該個體 使用 超能力 攻擊、傷害、霸凌 其他個體。</text:p>
                          <text:list>
                            <text:list-item>
                              <text:p text:style-name="P11">該個體、該超能力 是 缺德、無德、反德 的 存在、個體。</text:p>
                            </text:list-item>
                            <text:list-item>
                              <text:p text:style-name="P48">該超能力者、該傳承 有機率是 缺德、無德、反德 的 存在、個體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49">明顯例子。</text:p>
                      <text:list>
                        <text:list-item>
                          <text:p text:style-name="P50">人類文明 沒有 官方宣傳公開，讓 沒有<text:span text:style-name="T26">超能力的個體 知道 超能力 是 真的存在</text:span>。</text:p>
                        </text:list-item>
                        <text:list-item>
                          <text:p text:style-name="P11"><text:span text:style-name="T25">人類文明 有機率</text:span>傳承 超能力 給（<text:span text:style-name="T10">有愛心、有好品德</text:span><text:span text:style-name="T14"> 的</text:span>）<text:span text:style-name="T14">某</text:span>一特定個體。</text:p>
                        </text:list-item>
                      </text:list>
                    </text:list-item>
                    <text:list-item>
                      <text:p text:style-name="P12">明顯例子。</text:p>
                      <text:list>
                        <text:list-item>
                          <text:p text:style-name="P12">中世紀，教會 官方宣傳公開，讓 不是信徒的個體 知道 聖經、拉丁文 真的存在。</text:p>
                        </text:list-item>
                        <text:list-item>
                          <text:p text:style-name="P13">中世紀，教會 傳承 聖經內容、拉丁文 給（<text:span text:style-name="T14">有信仰、有信念 的</text:span>）<text:span text:style-name="T14">某</text:span>一特定個體。</text:p>
                        </text:list-item>
                      </text:list>
                    </text:list-item>
                    <text:list-item>
                      <text:p text:style-name="P13">明顯例子。</text:p>
                      <text:list>
                        <text:list-item>
                          <text:p text:style-name="P13">當下，教會 官方宣傳公開，讓 不是信徒的個體 知道 聖經、拉丁文 真的存在。</text:p>
                        </text:list-item>
                        <text:list-item>
                          <text:p text:style-name="P13">當下，教會（在 教堂、網路）傳承 聖經內容 給 所有（對 聖經 感興趣的）個體。</text:p>
                        </text:list-item>
                        <text:list-item>
                          <text:p text:style-name="P14">當下，學校（在 教室、網路）傳承 拉丁文 給 所有（對 拉丁文 感興趣的）個體。</text:p>
                        </text:list-item>
                      </text:list>
                    </text:list-item>
                    <text:list-item>
                      <text:p text:style-name="P14">明顯例子，假定，第一個個體 傳承 超能力 給 第二個個體。</text:p>
                      <text:list>
                        <text:list-item>
                          <text:p text:style-name="P15">假定，第二個個體 使用 超能力 攻擊、傷害、霸凌 其他個體。</text:p>
                          <text:list>
                            <text:list-item>
                              <text:p text:style-name="P14">第二個個體、該超能力 是 缺德、無德、反德 的 存在、個體。</text:p>
                            </text:list-item>
                            <text:list-item>
                              <text:p text:style-name="P14">第一個個體、該傳承 有機率是 缺德、無德、反德 的 存在、個體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6">明顯例子，假定，第一個個體 傳承 超能力 給 第二個個體。</text:p>
                      <text:list>
                        <text:list-item>
                          <text:p text:style-name="P16">假定，第二個個體 使用 超能力 保護、守護、協助 其他個體。</text:p>
                          <text:list>
                            <text:list-item>
                              <text:p text:style-name="P16">第二個個體、該超能力 是 有德 的 存在、個體。</text:p>
                            </text:list-item>
                            <text:list-item>
                              <text:p text:style-name="P48">第一個個體、該傳承 有機率是 有德 的 存在、個體。</text:p>
                            </text:list-item>
                            <text:list-item>
                              <text:p text:style-name="P17">假定，第二個個體、其他個體 和諧、互助、共生。</text:p>
                              <text:list>
                                <text:list-item>
                                  <text:p text:style-name="P17">第一個個體、第二個個體、其他個體 是 有德 的 存在、個體。</text:p>
                                </text:list-item>
                                <text:list-item>
                                  <text:p text:style-name="P18">該超能力、該傳承 是 有德 的 存在、個體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9">明顯例子，<text:span text:style-name="T27">小書痴的下克上，</text:span>假定，祖代貴族 傳承 魔法 給 貴族、領民。</text:p>
                      <text:list>
                        <text:list-item>
                          <text:p text:style-name="P20">領民 的 明顯例子，（領民身分、藍袍神官身分 的）梅茵。</text:p>
                        </text:list-item>
                        <text:list-item>
                          <text:p text:style-name="P21">假定，貴族、領民 使用 魔法 保護、守護、協助 其他貴族、其他領民、領地。</text:p>
                          <text:list>
                            <text:list-item>
                              <text:p text:style-name="P21">貴族、領民、魔法 是 有德 的 存在、個體。</text:p>
                            </text:list-item>
                            <text:list-item>
                              <text:p text:style-name="P48">祖代貴族、該傳承 有機率是 有德 的 存在、個體。</text:p>
                            </text:list-item>
                            <text:list-item>
                              <text:p text:style-name="P22">假定，貴族、領民、其他貴族、其他領民、領地 和諧、互助、共生。</text:p>
                              <text:list>
                                <text:list-item>
                                  <text:p text:style-name="P23">貴族、領民、其他貴族、其他領民、領地 是 有德 的 存在、個體。</text:p>
                                </text:list-item>
                                <text:list-item>
                                  <text:p text:style-name="P24">魔法、該傳承 是 有德 的 存在、個體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66">（後續描述在 <text:span text:style-name="T1">社會</text:span> 文件群的 <text:span text:style-name="T1">錢</text:span>的 <text:span text:style-name="T2">錢 是 中立存在</text:span>）</text:p>
                </text:list-item>
              </text:list>
            </text:list-item>
            <text:list-item>
              <text:p text:style-name="P6">明顯例子。</text:p>
              <text:list>
                <text:list-item>
                  <text:p text:style-name="P25">明顯例子，假定，某一特定道 對 某一特定個體 有害。</text:p>
                  <text:list>
                    <text:list-item>
                      <text:p text:style-name="P6">該個體 有機率認定，該道 有 壞德。</text:p>
                    </text:list-item>
                    <text:list-item>
                      <text:p text:style-name="P6">該個體 有機率認定，該道 是 問題、有害的存在、有害的個體。</text:p>
                    </text:list-item>
                  </text:list>
                </text:list-item>
                <text:list-item>
                  <text:p text:style-name="P6">明顯例子，假定，某一特定道 對 某一特定個體 有益。</text:p>
                  <text:list>
                    <text:list-item>
                      <text:p text:style-name="P26">該個體 有機率認定，該道 有 好德。</text:p>
                    </text:list-item>
                    <text:list-item>
                      <text:p text:style-name="P26">該個體 有機率認定，該道 是 功能、有益的存在、有益的個體。</text:p>
                    </text:list-item>
                  </text:list>
                </text:list-item>
              </text:list>
            </text:list-item>
            <text:list-item>
              <text:p text:style-name="P4"><text:span text:style-name="T4">優良的 </text:span>德。</text:p>
              <text:list>
                <text:list-item>
                  <text:p text:style-name="P5">德<text:span text:style-name="T4"> 但是</text:span>不知道<text:span text:style-name="T4">自己 </text:span>德。</text:p>
                  <text:list>
                    <text:list-item>
                      <text:p text:style-name="P27">假定，某一特定個體 德，但是（該個體）不知道、不認為、沒有感測到、沒有感知到、沒有感受到 自己 擁有、正在實現 德。<text:span text:style-name="T29">{</text:span><text:span text:style-name="T31">↔</text:span><text:span text:style-name="T30"> </text:span><text:span text:style-name="T28">存在</text:span><text:span text:style-name="T29">}</text:span></text:p>
                      <text:list>
                        <text:list-item>
                          <text:p text:style-name="P28">客觀，該個體 擁有、正在實現 德。</text:p>
                        </text:list-item>
                        <text:list-item>
                          <text:p text:style-name="P29">主觀，（該個體）不知道 自己 擁有、正在實現 德。</text:p>
                        </text:list-item>
                        <text:list-item>
                          <text:p text:style-name="P29">其他個體 有機率認定，該個體 擁有、正在實現 德、優良的德。</text:p>
                          <text:list>
                            <text:list-item>
                              <text:p text:style-name="P30">該個體 不會 以自己（思想、決策、行動）德 為 驕傲。</text:p>
                              <text:list>
                                <text:list-item>
                                  <text:p text:style-name="P29">原因很明顯，（該個體）不知道 自己 擁有、正在實現 德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31">假定，某一特定個體 德，但是（該個體）不知道、不認為、沒有感測到、沒有感知到、沒有感受到 自己 已經、正在（思想、決策、行動）提升、昇華 德。<text:span text:style-name="T29">{</text:span><text:span text:style-name="T31">↔</text:span><text:span text:style-name="T30"> 變化</text:span><text:span text:style-name="T29">}</text:span></text:p>
                      <text:list>
                        <text:list-item>
                          <text:p text:style-name="P32">客觀，該個體 已經、正在（思想、決策、行動）提升、昇華 德。</text:p>
                        </text:list-item>
                        <text:list-item>
                          <text:p text:style-name="P33">主觀，（該個體）不知道 自己 已經、正在（思想、決策、行動）提升、昇華 德。</text:p>
                        </text:list-item>
                        <text:list-item>
                          <text:p text:style-name="P34">其他個體 有機率認定，該個體 已經、正在 擁有、正在實現 德、更優良的德。</text:p>
                          <text:list>
                            <text:list-item>
                              <text:p text:style-name="P35">該個體 不會 以自己 已經、正在（思想、決策、行動）提升、昇華 德 為 驕傲。</text:p>
                              <text:list>
                                <text:list-item>
                                  <text:p text:style-name="P34">原因很明顯，（該個體）不知道 自己 已經、正在 擁有、正在實現 德、更優良的德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26"><text:bookmark-start text:name="常德、共德、群德"/>常德、共德、群德<text:bookmark-end text:name="常德、共德、群德"/></text:p>
          <text:list>
            <text:list-item>
              <text:p text:style-name="P36">常德、共德 <text:span text:style-name="T6">↔</text:span><text:span text:style-name="T5"> 常識、共識</text:span>。</text:p>
            </text:list-item>
            <text:list-item>
              <text:p text:style-name="P37">常德、共德、群德。</text:p>
              <text:list>
                <text:list-item>
                  <text:p text:style-name="P37">常德。</text:p>
                </text:list-item>
                <text:list-item>
                  <text:p text:style-name="P37">共德。</text:p>
                </text:list-item>
                <text:list-item>
                  <text:p text:style-name="P37">群德。</text:p>
                  <text:list>
                    <text:list-item>
                      <text:p text:style-name="P37">數量型德。</text:p>
                    </text:list-item>
                    <text:list-item>
                      <text:p text:style-name="P38">社會型德。</text:p>
                    </text:list-item>
                    <text:list-item>
                      <text:p text:style-name="P39"><text:span text:style-name="T24">全體</text:span>型德。</text:p>
                    </text:list-item>
                  </text:list>
                </text:list-item>
                <text:list-item>
                  <text:p text:style-name="P40">異德。</text:p>
                </text:list-item>
                <text:list-item>
                  <text:p text:style-name="P67"><text:span text:style-name="T9">（類似描述、拓展描述 在 </text:span><text:span text:style-name="T3">新生之書</text:span><text:span text:style-name="T10">的 </text:span><text:span text:style-name="T3">宗教</text:span><text:span text:style-name="T10"> 文件群的 </text:span><text:span text:style-name="T1">信仰、信念、中心思想、世界觀、價值觀</text:span><text:span text:style-name="T11">的 </text:span><text:span text:style-name="T13">正常個體的 分類</text:span>）</text:p>
                  <text:list>
                    <text:list-item>
                      <text:p text:style-name="P67">某一特定個體的 分類。</text:p>
                      <text:list>
                        <text:list-item>
                          <text:p text:style-name="P67">常型 該個體。</text:p>
                          <text:list>
                            <text:list-item>
                              <text:p text:style-name="P67">常型 該個體 <text:span text:style-name="T20">↔ 常識、常德</text:span>。</text:p>
                            </text:list-item>
                          </text:list>
                        </text:list-item>
                        <text:list-item>
                          <text:p text:style-name="P67">共型 該個體。</text:p>
                        </text:list-item>
                        <text:list-item>
                          <text:p text:style-name="P67">群型 該個體。</text:p>
                          <text:list>
                            <text:list-item>
                              <text:p text:style-name="P67">數量型 該個體。</text:p>
                            </text:list-item>
                            <text:list-item>
                              <text:p text:style-name="P67">社會型 該個體。</text:p>
                            </text:list-item>
                            <text:list-item>
                              <text:p text:style-name="P67">全體型 該個體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41">常德、共德、群德。</text:p>
              <text:list>
                <text:list-item>
                  <text:p text:style-name="P41">常德</text:p>
                  <text:list>
                    <text:list-item>
                      <text:p text:style-name="P26">個體 認定的 德。</text:p>
                    </text:list-item>
                    <text:list-item>
                      <text:p text:style-name="P42">明顯例子，假定，某一特定個體 認定，維護大自然 是 好德、有德。</text:p>
                      <text:list>
                        <text:list-item>
                          <text:p text:style-name="P26">該個體 有 常德。</text:p>
                        </text:list-item>
                        <text:list-item>
                          <text:p text:style-name="P43">維護大自然 是 好德、有德，是 該個體的 常德。</text:p>
                        </text:list-item>
                      </text:list>
                    </text:list-item>
                  </text:list>
                </text:list-item>
                <text:list-item>
                  <text:p text:style-name="P26">共德</text:p>
                  <text:list>
                    <text:list-item>
                      <text:p text:style-name="P26">群體 認定的 德。</text:p>
                    </text:list-item>
                    <text:list-item>
                      <text:p text:style-name="P44">明顯例子，假定，某一特定群體 認定，維護大自然 是 好德、有德。</text:p>
                      <text:list>
                        <text:list-item>
                          <text:p text:style-name="P26">該群體 有 共德。</text:p>
                        </text:list-item>
                        <text:list-item>
                          <text:p text:style-name="P26">維護大自然 是 好德、有德，是 該群體 的 共德。</text:p>
                        </text:list-item>
                      </text:list>
                    </text:list-item>
                    <text:list-item>
                      <text:p text:style-name="P45">明顯例子，假定，第一個群體 認定，維護大自然 是 好德、有德。</text:p>
                      <text:list>
                        <text:list-item>
                          <text:p text:style-name="P45">假定，第二個群體 認定，維護大自然 是 好德、有德。</text:p>
                        </text:list-item>
                        <text:list-item>
                          <text:p text:style-name="P26">第一個群體、第二個群體 有 共德。</text:p>
                        </text:list-item>
                        <text:list-item>
                          <text:p text:style-name="P26">維護大自然 是 好德、有德，是 第一個群體、第二個群體 的 共德。</text:p>
                        </text:list-item>
                      </text:list>
                    </text:list-item>
                    <text:list-item>
                      <text:p text:style-name="P43">明顯例子，假定，某一特定群體 認定，維護大自然 是 好德、有德。</text:p>
                      <text:list>
                        <text:list-item>
                          <text:p text:style-name="P43">假定，某一特定個體 認定，維護大自然 是 好德、有德。</text:p>
                        </text:list-item>
                        <text:list-item>
                          <text:p text:style-name="P26">該群體、該個體 有 共德。</text:p>
                        </text:list-item>
                      </text:list>
                    </text:list-item>
                    <text:list-item>
                      <text:p text:style-name="P46">明顯例子，假定，第一個個體 認定，維護大自然 是 好德、有德。</text:p>
                      <text:list>
                        <text:list-item>
                          <text:p text:style-name="P46">假定，第二個個體 認定，維護大自然 是 好德。</text:p>
                        </text:list-item>
                        <text:list-item>
                          <text:p text:style-name="P47">第一個個體、第二個個體 有 共德。</text:p>
                        </text:list-item>
                      </text:list>
                    </text:list-item>
                  </text:list>
                </text:list-item>
                <text:list-item>
                  <text:p text:style-name="P51">群德。</text:p>
                  <text:list>
                    <text:list-item>
                      <text:p text:style-name="P51">群德 是 群體 認定的 德。</text:p>
                    </text:list-item>
                    <text:list-item>
                      <text:p text:style-name="P52">群德。</text:p>
                      <text:list>
                        <text:list-item>
                          <text:p text:style-name="P53">數量型德、數量型群德。</text:p>
                        </text:list-item>
                        <text:list-item>
                          <text:p text:style-name="P53">社會型德、社會型群德。</text:p>
                        </text:list-item>
                        <text:list-item>
                          <text:p text:style-name="P54">群體性德、群體性群德。</text:p>
                        </text:list-item>
                      </text:list>
                    </text:list-item>
                    <text:list-item>
                      <text:p text:style-name="P55">明顯例子。</text:p>
                      <text:list>
                        <text:list-item>
                          <text:p text:style-name="P55">假定，某一特定群體 數量型認定，不發出聲音的吃東西 是 好德。</text:p>
                          <text:list>
                            <text:list-item>
                              <text:p text:style-name="P55">不發出聲音的吃東西 是 該群體的 常德、常好德、數量型德、數量型好德。</text:p>
                              <text:list>
                                <text:list-item>
                                  <text:p text:style-name="P55">好德 的 明顯例子，好品德、有教養。</text:p>
                                  <text:list>
                                    <text:list-item>
                                      <text:p text:style-name="P56">品德 <text:span text:style-name="T7">↔</text:span><text:span text:style-name="T21"> </text:span>靜態、先天、內在本能。</text:p>
                                    </text:list-item>
                                    <text:list-item>
                                      <text:p text:style-name="P56">教養 <text:span text:style-name="T7">↔</text:span><text:span text:style-name="T21"> </text:span>動態、後天、外在傳承。</text:p>
                                    </text:list-item>
                                    <text:list-item>
                                      <text:p text:style-name="P56"><text:span text:style-name="T12">總德 = 品德 + 教養</text:span>。</text:p>
                                      <text:list>
                                        <text:list-item>
                                          <text:p text:style-name="P57"><text:span text:style-name="T14">總德 =（</text:span><text:span text:style-name="T15">x%</text:span><text:span text:style-name="T14">）品德 +（</text:span><text:span text:style-name="T15">100% - x%</text:span><text:span text:style-name="T14">）教養</text:span>。</text:p>
                                          <text:list>
                                            <text:list-item>
                                              <text:p text:style-name="P57"><text:span text:style-name="T17">100% </text:span><text:span text:style-name="T18">≥</text:span><text:span text:style-name="T17"> x% </text:span><text:span text:style-name="T18">≥</text:span><text:span text:style-name="T17"> 0%</text:span>。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56">總德、合德、總和德 <text:span text:style-name="T8">↔</text:span><text:span text:style-name="T22"> 總力、合力、總和力。</text:span></text:p>
                                          <text:list>
                                            <text:list-item>
                                              <text:p text:style-name="P56">總力、合力、總和力<text:span text:style-name="T12"> 是 </text:span><text:span text:style-name="T16">n個向量力 總和成 1個</text:span><text:span text:style-name="T23">向量力。</text:span></text:p>
                                            </text:list-item>
                                            <text:list-item>
                                              <text:p text:style-name="P58"><text:span text:style-name="T19">n</text:span><text:span text:style-name="T17"> </text:span><text:span text:style-name="T18">≥</text:span><text:span text:style-name="T17"> </text:span><text:span text:style-name="T19">1</text:span>。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59">假定，該群體 社會型認定，服從政府 是 好德。</text:p>
                          <text:list>
                            <text:list-item>
                              <text:p text:style-name="P59">服從政府 是 該群體的 常德、常好德、社會型德、社會型好德。</text:p>
                            </text:list-item>
                          </text:list>
                        </text:list-item>
                        <text:list-item>
                          <text:p text:style-name="P60">假定，該群體 <text:span text:style-name="T24">全體</text:span>型認定，維護大自然 是 好德。</text:p>
                          <text:list>
                            <text:list-item>
                              <text:p text:style-name="P60">維護大自然 是 該群體的 常德、常好德、<text:span text:style-name="T24">全體</text:span>型德、<text:span text:style-name="T24">全體</text:span>型好德。</text:p>
                            </text:list-item>
                          </text:list>
                        </text:list-item>
                        <text:list-item>
                          <text:p text:style-name="P61">不發出聲音的吃東西、服從政府、維護大自然 是 該群體的 常德、常好德、群德。</text:p>
                        </text:list-item>
                        <text:list-item>
                          <text:p text:style-name="P62">假定，某一特定個體 認定，監督政府、維護大自然 是 好德。</text:p>
                          <text:list>
                            <text:list-item>
                              <text:p text:style-name="P63">監督政府、維護大自然 是 該個體的 常德、常好德。</text:p>
                            </text:list-item>
                          </text:list>
                        </text:list-item>
                        <text:list-item>
                          <text:p text:style-name="P64">維護大自然 是 該群體、該個體 的 共德、共好德。</text:p>
                        </text:list-item>
                        <text:list-item>
                          <text:p text:style-name="P65">不發出聲音的吃東西、服從政府、監督政府 是 該群體、該個體 的 異德、異好德。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SimSun" svg:font-family="SimSun"/>
    <style:font-face style:name="標楷體" svg:font-family="標楷體"/>
    <style:font-face style:name="Liberation Serif1" svg:font-family="'Liberation Serif'" style:font-family-generic="roman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cm" style:writing-mode="lr-tb"/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umbering_20_Symbols" style:display-name="Numbering Symbols" style:family="text">
      <style:text-properties fo:font-size="19.3999996185303pt" fo:font-weight="normal" style:font-name-asian="標楷體1" style:font-family-asian="標楷體" style:font-family-generic-asian="script" style:font-pitch-asian="fixed" style:font-size-asian="17pt" style:font-weight-asian="normal" style:font-size-complex="19.3999996185303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#000000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solid" draw:fill-color="#000000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4-07-04T22:07:57.338000000</dc:date>
    <meta:editing-duration>P16DT22H32M34S</meta:editing-duration>
    <meta:editing-cycles>15885</meta:editing-cycles>
    <meta:document-statistic meta:table-count="0" meta:image-count="0" meta:object-count="0" meta:page-count="1" meta:paragraph-count="138" meta:word-count="2925" meta:character-count="3448" meta:non-whitespace-character-count="3074"/>
  </office:meta>
</office:document-meta>
</file>